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853d" officeooo:paragraph-rsid="0008853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0208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20:35:44.339734138</meta:creation-date>
    <dc:date>2023-08-02T20:36:03.874683301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3.7.2$Linux_X86_64 LibreOffice_project/30$Build-2</meta:generator>
  </office:meta>
</office:document-meta>
</file>